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674c" officeooo:paragraph-rsid="001e674c"/>
    </style:style>
    <style:style style:name="P2" style:family="paragraph" style:parent-style-name="Standard">
      <style:text-properties officeooo:rsid="00224cd0" officeooo:paragraph-rsid="00224cd0"/>
    </style:style>
    <style:style style:name="P3" style:family="paragraph" style:parent-style-name="Table_20_Contents">
      <style:paragraph-properties fo:text-align="center" style:justify-single-word="false"/>
      <style:text-properties officeooo:rsid="00224cd0" officeooo:paragraph-rsid="00224cd0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211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74c" officeooo:paragraph-rsid="001e674c"/>
    </style:style>
    <style:style style:name="MT1" style:family="text">
      <style:text-properties officeooo:rsid="00211a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Andreu Ingles Tema <text:span text:style-name="MT1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13T13:42:58.878000000</dc:date>
    <meta:editing-duration>PT1H2M36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5" meta:character-count="28" meta:non-whitespace-character-count="24"/>
  </office:meta>
</office:document-meta>
</file>